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6E0000015AECAE3FCFD324B9BB.png" manifest:media-type="image/png"/>
  <manifest:file-entry manifest:full-path="Pictures/10000201000005690000015E6F642C77C2C711CE.png" manifest:media-type="image/png"/>
  <manifest:file-entry manifest:full-path="Pictures/100002010000057500000296C9B28A9D3E7493DE.png" manifest:media-type="image/png"/>
  <manifest:file-entry manifest:full-path="Pictures/10000201000005730000029DA97802785FA0358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Latin Modern Sans" fo:font-size="26pt" style:font-size-asian="26pt" style:font-size-complex="26pt"/>
    </style:style>
    <style:style style:name="P3" style:family="paragraph">
      <loext:graphic-properties draw:fill="none" draw:fill-color="#ffffff"/>
      <style:text-properties style:font-name="Latin Modern Sans" fo:font-size="32pt" style:font-size-asian="32pt" style:font-size-complex="32pt"/>
    </style:style>
    <style:style style:name="T1" style:family="text">
      <style:text-properties style:font-name="Latin Modern Sans" fo:font-size="26pt" style:font-size-asian="26pt" style:font-size-complex="26pt"/>
    </style:style>
    <style:style style:name="T2" style:family="text">
      <style:text-properties style:font-name="Latin Modern Sans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9.002cm" svg:x="0.701cm" svg:y="3.6cm">
          <draw:image xlink:href="Pictures/100002010000057500000296C9B28A9D3E7493DE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9.111cm" svg:x="0.701cm" svg:y="12.6cm">
          <draw:image xlink:href="Pictures/10000201000005730000029DA97802785FA0358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4.8cm" svg:x="20.351cm" svg:y="12.55cm">
          <draw:image xlink:href="Pictures/10000201000005690000015E6F642C77C2C711CE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4.728cm" svg:x="20.401cm" svg:y="7.872cm">
          <draw:image xlink:href="Pictures/100002010000056E0000015AECAE3FCFD324B9BB.png" xlink:type="simple" xlink:show="embed" xlink:actuate="onLoad" draw:mime-type="image/png">
            <text:p/>
          </draw:image>
        </draw:frame>
        <draw:frame draw:style-name="gr2" draw:text-style-name="P2" draw:layer="layout" svg:width="7.733cm" svg:height="1.602cm" svg:x="8.246cm" svg:y="0.3cm">
          <draw:text-box>
            <text:p><text:span text:style-name="T1">Fermions (matter)</text:span></text:p>
          </draw:text-box>
        </draw:frame>
        <draw:frame draw:style-name="gr2" draw:text-style-name="P2" draw:layer="layout" svg:width="8.892cm" svg:height="1.602cm" svg:x="25.7cm" svg:y="5.3cm">
          <draw:text-box>
            <text:p><text:span text:style-name="T1">Bosons (interactions)</text:span></text:p>
          </draw:text-box>
        </draw:frame>
        <draw:frame draw:style-name="gr2" draw:text-style-name="P3" draw:layer="layout" svg:width="0.828cm" svg:height="1.911cm" svg:x="6.172cm" svg:y="1.789cm">
          <draw:text-box>
            <text:p><text:span text:style-name="T2">I</text:span></text:p>
          </draw:text-box>
        </draw:frame>
        <draw:frame draw:style-name="gr3" draw:text-style-name="P3" draw:layer="layout" svg:width="1.878cm" svg:height="1.911cm" svg:x="11.372cm" svg:y="1.79cm">
          <draw:text-box>
            <text:p><text:span text:style-name="T2">II</text:span></text:p>
          </draw:text-box>
        </draw:frame>
        <draw:frame draw:style-name="gr3" draw:text-style-name="P3" draw:layer="layout" svg:width="1.878cm" svg:height="1.911cm" svg:x="16.372cm" svg:y="1.791cm">
          <draw:text-box>
            <text:p><text:span text:style-name="T2">III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16T10:42:04.059119561</meta:creation-date>
    <dc:date>2020-11-16T11:12:35.335616325</dc:date>
    <meta:editing-duration>PT20M16S</meta:editing-duration>
    <meta:editing-cycles>4</meta:editing-cycles>
    <meta:generator>LibreOffice/7.0.3.1$Linux_X86_64 LibreOffice_project/00$Build-1</meta:generator>
    <meta:document-statistic meta:object-count="9"/>
  </office:meta>
</office:document-meta>
</file>